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sorableSubList.toArray( Object a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abl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listableInserted( Listable e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LinkedList.insertListable( Listable before , Listable after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ableSubList.removeListable( Listable e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sorableLinkedList.contain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able.setValue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Sub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ableLinkedList.unregisterCursor( Cursor cu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Sub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add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Iter.nex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It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toArray( Object a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LinkedLis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LinkedList.broadcastListableRemoved( Listable 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SubList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ableSub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SubList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ableSubLis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listableRemoved( Listable e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Iter.checkForCo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LinkedList.registerCursor( Cursor cu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Iter.ListIter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LinkedList.curs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remove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SubList.checkForCo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ableLinkedList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ableLinked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listIterator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able.setNext( Listable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addFir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ableLinkedList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ableSubLis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indexOf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sorableLinkedList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ableLinkedList.contains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checkForCo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able.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.has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to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ableSubList.remove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ableSub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invalidateCur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Linked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SubList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broadcastListableChanged( Listable 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getListableAt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ableLinkedList.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SubList.addAll( int index ,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insertListable( Listable before , Listable after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ableLinkedList.add( int index , Objec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SubList.addLa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subList( int i , int 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ableSubList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listableChanged( Listable e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able.setPrev( Listable p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SubList.addFir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Curs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SubList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able.Listable( Listable prev , Listable next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removeListable( Listable e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ableSubLi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remove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It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Ite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LinkedList.addAll( int index , Collection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sorableSub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retain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Iter.previous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ableLinkedList.removeAll( Collection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able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broadcastListableInserted( Listable 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LinkedList.lastIndexOf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stIter.s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ableLinkedList.remove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ableSubList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CursorableSubList( CursorableLinkedList list , int from , int t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ursorableLinkedList.addLas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Sub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stIt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